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1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4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9.54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0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8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5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9" office:value-type="string" calcext:value-type="string">
            <text:p>Version: 1.0</text:p>
          </table:table-cell>
          <table:table-cell table:style-name="ce147" table:number-columns-repeated="2"/>
          <table:table-cell table:style-name="ce149" office:value-type="string" calcext:value-type="string">
            <text:p>Date: 07-09-2018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0" office:value-type="string" calcext:value-type="string">
            <text:p>User Story ID</text:p>
          </table:table-cell>
          <table:table-cell table:style-name="ce155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55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58" office:value-type="string" calcext:value-type="string">
            <text:p>so that <text:span text:style-name="T3">&lt;achieve some goal&gt;</text:span>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Shutdown all computers on the network remotely</text:p>
          </table:table-cell>
          <table:table-cell table:style-name="ce159" office:value-type="string" calcext:value-type="string">
            <text:p>Computers can be turned off without physically going to each machin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Execute script remotely on the machine</text:p>
          </table:table-cell>
          <table:table-cell table:style-name="ce159" office:value-type="string" calcext:value-type="string">
            <text:p>Administrative tasks such as software installation can be done on all machines on the network at onc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Copy files to remote machines</text:p>
          </table:table-cell>
          <table:table-cell table:style-name="ce159" office:value-type="string" calcext:value-type="string">
            <text:p>Files can be copied to all machines on the network without user intervention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3"/>
          <table:table-cell table:style-name="ce160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text:p>Approval by Guide</text:p>
          </table:table-cell>
          <table:table-cell table:style-name="ce152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 table:number-rows-repeated="2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7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3" table:number-columns-repeated="23"/>
          <table:table-cell table:number-columns-repeated="998"/>
        </table:table-row>
        <table:table-row table:style-name="ro1" table:number-rows-repeated="969">
          <table:table-cell table:style-name="ce153" table:number-columns-repeated="26"/>
          <table:table-cell table:number-columns-repeated="998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161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62" table:number-columns-repeated="2"/>
          <table:table-cell table:style-name="ce162" office:value-type="string" calcext:value-type="string">
            <text:p>*To be planned <text:s/>before sprint starts </text:p>
          </table:table-cell>
          <table:table-cell table:style-name="ce162" table:number-columns-repeated="6"/>
          <table:table-cell table:number-columns-repeated="1015"/>
        </table:table-row>
        <table:table-row table:style-name="ro2">
          <table:table-cell table:style-name="ce163" office:value-type="string" calcext:value-type="string">
            <text:p>Version: 1.0</text:p>
          </table:table-cell>
          <table:table-cell table:style-name="ce162" table:number-columns-repeated="6"/>
          <table:table-cell table:style-name="ce149" office:value-type="string" calcext:value-type="string">
            <text:p>Date: 07-09-2018</text:p>
          </table:table-cell>
          <table:table-cell table:number-columns-repeated="1016"/>
        </table:table-row>
        <table:table-row table:style-name="ro2">
          <table:table-cell table:style-name="ce164" table:number-columns-repeated="9"/>
          <table:table-cell table:number-columns-repeated="1015"/>
        </table:table-row>
        <table:table-row table:style-name="ro2">
          <table:table-cell table:style-name="ce165" office:value-type="string" calcext:value-type="string">
            <text:p>User Story ID</text:p>
          </table:table-cell>
          <table:table-cell table:style-name="ce167" office:value-type="string" calcext:value-type="string">
            <text:p>Priority</text:p>
          </table:table-cell>
          <table:table-cell table:style-name="ce167" office:value-type="string" calcext:value-type="string">
            <text:p>Story Points</text:p>
          </table:table-cell>
          <table:table-cell table:style-name="ce167" office:value-type="string" calcext:value-type="string">
            <text:p>Size (Hours)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Sprint &lt;#&gt; </text:p>
          </table:table-cell>
          <table:table-cell table:style-name="ce167" office:value-type="string" calcext:value-type="string">
            <text:p>Status</text:p>
          </table:table-cell>
          <table:table-cell table:style-name="ce167" office:value-type="string" calcext:value-type="string">
            <text:p>Release Date</text:p>
          </table:table-cell>
          <table:table-cell table:style-name="ce167" office:value-type="string" calcext:value-type="string">
            <text:p>Release Goal</text:p>
          </table:table-cell>
          <table:table-cell table:number-columns-repeated="1015"/>
        </table:table-row>
        <table:table-row table:style-name="ro2">
          <table:table-cell table:style-name="ce166" office:value-type="float" office:value="1" calcext:value-type="float">
            <text:p>1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68" table:formula="of:=[.D6]" office:value-type="float" office:value="8" calcext:value-type="float">
            <text:p>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Finished</text:p>
          </table:table-cell>
          <table:table-cell table:style-name="ce171" office:value-type="string" calcext:value-type="string">
            <text:p>20-09-2018</text:p>
          </table:table-cell>
          <table:table-cell table:style-name="ce168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2">
          <table:table-cell table:style-name="ce166" office:value-type="float" office:value="2" calcext:value-type="float">
            <text:p>2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7])" office:value-type="float" office:value="12" calcext:value-type="float">
            <text:p>12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Finished</text:p>
          </table:table-cell>
          <table:table-cell table:style-name="ce168" office:value-type="string" calcext:value-type="string">
            <text:p>30-09-2018</text:p>
          </table:table-cell>
          <table:table-cell table:style-name="ce168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2">
          <table:table-cell table:style-name="ce166" office:value-type="float" office:value="3" calcext:value-type="float">
            <text:p>3</text:p>
          </table:table-cell>
          <table:table-cell table:style-name="ce168" office:value-type="string" calcext:value-type="string">
            <text:p>Medium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8])" office:value-type="float" office:value="16" calcext:value-type="float">
            <text:p>16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Planned</text:p>
          </table:table-cell>
          <table:table-cell table:style-name="ce168" office:value-type="string" calcext:value-type="string">
            <text:p>10-10-2018</text:p>
          </table:table-cell>
          <table:table-cell table:style-name="ce159" office:value-type="string" calcext:value-type="string">
            <text:p>File broadcast</text:p>
          </table:table-cell>
          <table:table-cell table:number-columns-repeated="1015"/>
        </table:table-row>
        <table:table-row table:style-name="ro2" table:number-rows-repeated="2">
          <table:table-cell table:style-name="ce166"/>
          <table:table-cell table:style-name="ce168" table:number-columns-repeated="8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/>
          <table:table-cell table:style-name="ce169" office:value-type="string" calcext:value-type="string">
            <text:p>* Story points out of 10 may be assigned based on priority</text:p>
          </table:table-cell>
          <table:table-cell table:style-name="ce170" table:number-columns-repeated="3"/>
          <table:table-cell table:style-name="ce162" table:number-columns-repeated="4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 table:number-columns-repeated="3"/>
          <table:table-cell table:style-name="ce169" office:value-type="string" calcext:value-type="string">
            <text:p>Approval by Product owner</text:p>
          </table:table-cell>
          <table:table-cell table:style-name="ce170"/>
          <table:table-cell table:style-name="ce162" table:number-columns-repeated="2"/>
          <table:table-cell table:style-name="ce169" office:value-type="string" calcext:value-type="string">
            <text:p>Approval by Guide</text:p>
          </table:table-cell>
          <table:table-cell table:style-name="ce162"/>
          <table:table-cell table:number-columns-repeated="1015"/>
        </table:table-row>
        <table:table-row table:style-name="ro2" table:number-rows-repeated="9">
          <table:table-cell table:style-name="ce162" table:number-columns-repeated="9"/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9" table:number-columns-repeated="7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72"/>
          <table:table-cell table:style-name="ce183" table:number-columns-repeated="21"/>
          <table:table-cell table:style-name="ce243" table:number-columns-repeated="4"/>
          <table:table-cell table:style-name="ce175"/>
          <table:table-cell table:number-columns-repeated="997"/>
        </table:table-row>
        <table:table-row table:style-name="ro3">
          <table:table-cell table:style-name="ce173"/>
          <table:table-cell table:style-name="ce148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2"/>
          <table:table-cell table:style-name="ce183"/>
          <table:table-cell table:style-name="ce162" office:value-type="string" calcext:value-type="string">
            <text:p>*To be planned <text:s/>before sprint starts </text:p>
          </table:table-cell>
          <table:table-cell table:style-name="ce183" table:number-columns-repeated="23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Version: 1.0</text:p>
          </table:table-cell>
          <table:table-cell table:style-name="ce183" table:number-columns-repeated="3"/>
          <table:table-cell table:style-name="ce149" office:value-type="string" calcext:value-type="string">
            <text:p>Date: 07-09-2018</text:p>
          </table:table-cell>
          <table:table-cell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Overall Progress: 20%</text:p>
          </table:table-cell>
          <table:table-cell table:style-name="ce183" table:number-columns-repeated="3"/>
          <table:table-cell table:style-name="ce184"/>
          <table:table-cell table:style-name="ce183" table:number-columns-repeated="20"/>
          <table:table-cell table:style-name="ce243"/>
          <table:table-cell table:number-columns-repeated="997"/>
        </table:table-row>
        <table:table-row table:style-name="ro4">
          <table:table-cell table:style-name="ce175"/>
          <table:table-cell table:style-name="ce185"/>
          <table:table-cell table:style-name="ce210" table:number-columns-repeated="5"/>
          <table:table-cell table:style-name="ce183"/>
          <table:table-cell table:style-name="ce242"/>
          <table:table-cell table:style-name="ce183" table:number-columns-repeated="18"/>
          <table:table-cell table:number-columns-repeated="997"/>
        </table:table-row>
        <table:table-row table:style-name="ro5">
          <table:table-cell table:style-name="ce177" office:value-type="string" calcext:value-type="string">
            <text:p>User Story ID</text:p>
          </table:table-cell>
          <table:table-cell table:style-name="ce186" office:value-type="string" calcext:value-type="string">
            <text:p>Task Name</text:p>
          </table:table-cell>
          <table:table-cell table:style-name="ce217" office:value-type="string" calcext:value-type="string">
            <text:p>Responsible</text:p>
          </table:table-cell>
          <table:table-cell table:style-name="ce217" office:value-type="string" calcext:value-type="string">
            <text:p>Start date</text:p>
          </table:table-cell>
          <table:table-cell table:style-name="ce217" office:value-type="string" calcext:value-type="string">
            <text:p>End date</text:p>
          </table:table-cell>
          <table:table-cell table:style-name="ce217" office:value-type="string" calcext:value-type="string">
            <text:p>Days</text:p>
          </table:table-cell>
          <table:table-cell table:style-name="ce217" office:value-type="string" calcext:value-type="string">
            <text:p>Status (to be filled by Scrum Master)</text:p>
          </table:table-cell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8"/>
          <table:table-cell table:style-name="ce188" office:value-type="string" calcext:value-type="string">
            <text:p>Sprint 1</text:p>
          </table:table-cell>
          <table:table-cell table:style-name="ce226" office:value-type="string" calcext:value-type="string">
            <text:p>Aswin Babu K</text:p>
          </table:table-cell>
          <table:table-cell table:style-name="ce236" office:value-type="date" office:date-value="2018-09-01" calcext:value-type="date">
            <text:p>9/1</text:p>
          </table:table-cell>
          <table:table-cell table:style-name="ce236" office:value-type="date" office:date-value="2018-09-14" calcext:value-type="date">
            <text:p>9/14</text:p>
          </table:table-cell>
          <table:table-cell table:style-name="ce226" table:formula="of:=[.E8]-[.D8]" office:value-type="float" office:value="13" calcext:value-type="float">
            <text:p>13</text:p>
          </table:table-cell>
          <table:table-cell table:style-name="ce226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Initialize system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1" calcext:value-type="date">
            <text:p>9/1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2" table:formula="of:=[.E9]-[.D9]" office:value-type="float" office:value="6" calcext:value-type="float">
            <text:p>6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Scan for hosts on the network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2" table:formula="of:=[.E10]-[.D10]" office:value-type="float" office:value="5" calcext:value-type="float">
            <text:p>5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Handle the received data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7" office:value-type="date" office:date-value="2018-09-14" calcext:value-type="date">
            <text:p>9/14</text:p>
          </table:table-cell>
          <table:table-cell table:style-name="ce232" table:formula="of:=[.E11]-[.D11]" office:value-type="float" office:value="2" calcext:value-type="float">
            <text:p>2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0"/>
          <table:table-cell table:style-name="ce194" office:value-type="string" calcext:value-type="string">
            <text:p>Sprint 2</text:p>
          </table:table-cell>
          <table:table-cell table:style-name="ce233" office:value-type="string" calcext:value-type="string">
            <text:p>Aswin Babu K</text:p>
          </table:table-cell>
          <table:table-cell table:style-name="ce238" office:value-type="date" office:date-value="2018-09-14" calcext:value-type="date">
            <text:p>9/14</text:p>
          </table:table-cell>
          <table:table-cell table:style-name="ce238" office:value-type="date" office:date-value="2018-10-30" calcext:value-type="date">
            <text:p>10/30</text:p>
          </table:table-cell>
          <table:table-cell table:style-name="ce233" table:formula="of:=[.E12]-[.D12]" office:value-type="float" office:value="46" calcext:value-type="float">
            <text:p>46</text:p>
          </table:table-cell>
          <table:table-cell table:style-name="ce233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Handle pairing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09-14" calcext:value-type="date">
            <text:p>9/14</text:p>
          </table:table-cell>
          <table:table-cell table:style-name="ce239" office:value-type="date" office:date-value="2018-10-16" calcext:value-type="date">
            <text:p>10/16</text:p>
          </table:table-cell>
          <table:table-cell table:style-name="ce234" table:formula="of:=[.E13]-[.D13]" office:value-type="float" office:value="32" calcext:value-type="float">
            <text:p>32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Encrypt communication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16" calcext:value-type="date">
            <text:p>10/16</text:p>
          </table:table-cell>
          <table:table-cell table:style-name="ce239" office:value-type="date" office:date-value="2018-10-20" calcext:value-type="date">
            <text:p>10/20</text:p>
          </table:table-cell>
          <table:table-cell table:style-name="ce234" table:formula="of:=[.E14]-[.D14]" office:value-type="float" office:value="4" calcext:value-type="float">
            <text:p>4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Shutdown computers remotely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20" calcext:value-type="date">
            <text:p>10/20</text:p>
          </table:table-cell>
          <table:table-cell table:style-name="ce239" office:value-type="date" office:date-value="2018-10-21" calcext:value-type="date">
            <text:p>10/21</text:p>
          </table:table-cell>
          <table:table-cell table:style-name="ce234" table:formula="of:=[.E15]-[.D15]" office:value-type="float" office:value="1" calcext:value-type="float">
            <text:p>1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2"/>
          <table:table-cell table:style-name="ce197" office:value-type="string" calcext:value-type="string">
            <text:p>Sprint 3</text:p>
          </table:table-cell>
          <table:table-cell table:style-name="ce235" office:value-type="string" calcext:value-type="string">
            <text:p>Aswin Babu K</text:p>
          </table:table-cell>
          <table:table-cell table:style-name="ce240" office:value-type="date" office:date-value="2018-10-21" calcext:value-type="date">
            <text:p>10/21</text:p>
          </table:table-cell>
          <table:table-cell table:style-name="ce240" office:value-type="date" office:date-value="2018-11-21" calcext:value-type="date">
            <text:p>11/21</text:p>
          </table:table-cell>
          <table:table-cell table:style-name="ce57" office:value-type="float" office:value="30" calcext:value-type="float">
            <text:p>30</text:p>
          </table:table-cell>
          <table:table-cell table:style-name="ce241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Web Interface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21" calcext:value-type="date">
            <text:p>10/21</text:p>
          </table:table-cell>
          <table:table-cell table:style-name="ce239" office:value-type="date" office:date-value="2018-11-01" calcext:value-type="date">
            <text:p>11/1</text:p>
          </table:table-cell>
          <table:table-cell table:style-name="ce234" table:formula="of:=([.E17]-[.D17])" office:value-type="float" office:value="11" calcext:value-type="float">
            <text:p>11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Remote command execution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1-01" calcext:value-type="date">
            <text:p>11/1</text:p>
          </table:table-cell>
          <table:table-cell table:style-name="ce239" office:value-type="date" office:date-value="2018-11-11" calcext:value-type="date">
            <text:p>11/11</text:p>
          </table:table-cell>
          <table:table-cell table:style-name="ce234" table:formula="of:=([.E18]-[.D18])" office:value-type="float" office:value="10" calcext:value-type="float">
            <text:p>10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File broadcast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1-11" calcext:value-type="date">
            <text:p>11/11</text:p>
          </table:table-cell>
          <table:table-cell table:style-name="ce239" office:value-type="date" office:date-value="2018-11-26" calcext:value-type="date">
            <text:p>11/26</text:p>
          </table:table-cell>
          <table:table-cell table:style-name="ce234" table:formula="of:=([.E19]-[.D19])" office:value-type="float" office:value="15" calcext:value-type="float">
            <text:p>15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5"/>
          <table:table-cell table:style-name="ce183" office:value-type="string" calcext:value-type="string">
            <text:p>Approval by Scrum Master</text:p>
          </table:table-cell>
          <table:table-cell table:style-name="ce183" table:number-columns-repeated="20"/>
          <table:table-cell table:number-columns-repeated="997"/>
        </table:table-row>
        <table:table-row table:style-name="ro6" table:number-rows-repeated="198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 table:number-rows-repeated="780">
          <table:table-cell table:style-name="ce175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54"/>
          <table:table-cell table:style-name="ce162" table:number-columns-repeated="12"/>
          <table:table-cell table:number-columns-repeated="999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planned <text:s/>before sprint starts </text:p>
          </table:table-cell>
          <table:table-cell table:style-name="ce244" table:number-columns-repeated="7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8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5" table:number-columns-repeated="13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Initialize System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Scan for hosts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Handle received data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Convert data to dict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Handle pairing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Encrypt data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Decrypt Data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Shutdown computers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Web Interface</text:p>
          </table:table-cell>
          <table:table-cell table:style-name="ce253" office:value-type="float" office:value="1" calcext:value-type="float">
            <text:p>1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Remote execution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Message signature</text:p>
          </table:table-cell>
          <table:table-cell table:style-name="ce253" office:value-type="float" office:value="1" calcext:value-type="float">
            <text:p>1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File Broadcast</text:p>
          </table:table-cell>
          <table:table-cell table:style-name="ce253" office:value-type="float" office:value="1" calcext:value-type="float">
            <text:p>1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10];[.E11];[.E12];[.E13];[.E15];[.E16];[.E17];[.E18];[.E20];[.E21];[.E22];[.E23])" office:value-type="float" office:value="35.5" calcext:value-type="float">
            <text:p>35.5</text:p>
          </table:table-cell>
          <table:table-cell table:style-name="ce255" table:formula="of:=SUM([.F10];[.F11];[.F12];[.F13];[.F15];[.F16];[.F17];[.F18];[.F20];[.F21];[.F22];[.F23])" office:value-type="float" office:value="28" calcext:value-type="float">
            <text:p>28</text:p>
          </table:table-cell>
          <table:table-cell table:style-name="ce255" table:formula="of:=SUM([.G10];[.G11];[.G12];[.G13];[.G15];[.G16];[.G17];[.G18];[.G20];[.G21];[.G22];[.G23])" office:value-type="float" office:value="26" calcext:value-type="float">
            <text:p>26</text:p>
          </table:table-cell>
          <table:table-cell table:style-name="ce255" table:formula="of:=SUM([.H10];[.H11];[.H12];[.H13];[.H15];[.H16];[.H17];[.H18];[.H20];[.H21];[.H22];[.H23])" office:value-type="float" office:value="18" calcext:value-type="float">
            <text:p>18</text:p>
          </table:table-cell>
          <table:table-cell table:style-name="ce255" table:formula="of:=SUM([.I10];[.I11];[.I12];[.I13];[.I15];[.I16];[.I17];[.I18];[.I20];[.I21];[.I22];[.I23])" office:value-type="float" office:value="8" calcext:value-type="float">
            <text:p>8</text:p>
          </table:table-cell>
          <table:table-cell table:style-name="ce255" table:formula="of:=SUM([.J10];[.J11];[.J12];[.J13];[.J15];[.J16];[.J17];[.J18];[.J20];[.J21];[.J22];[.J23])" office:value-type="float" office:value="26" calcext:value-type="float">
            <text:p>26</text:p>
          </table:table-cell>
          <table:table-cell table:style-name="ce255" table:formula="of:=SUM([.K10];[.K11];[.K12];[.K13];[.K15];[.K16];[.K17];[.K18];[.K20];[.K21];[.K22];[.K23])" office:value-type="float" office:value="16" calcext:value-type="float">
            <text:p>16</text:p>
          </table:table-cell>
          <table:table-cell table:style-name="ce255" table:formula="of:=SUM([.L10];[.L11];[.L12];[.L13];[.L15];[.L16];[.L17];[.L18];[.L20];[.L21];[.L22];[.L23])" office:value-type="float" office:value="26" calcext:value-type="float">
            <text:p>26</text:p>
          </table:table-cell>
          <table:table-cell table:style-name="ce255" table:formula="of:=SUM([.M10];[.M11];[.M12];[.M13];[.M15];[.M16];[.M17];[.M18];[.M20];[.M21];[.M22];[.M23])" office:value-type="float" office:value="3" calcext:value-type="float">
            <text:p>3</text:p>
          </table:table-cell>
          <table:table-cell table:style-name="ce162" table:number-columns-repeated="12"/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4">
          <table:table-cell table:style-name="ce162" table:number-columns-repeated="25"/>
          <table:table-cell table:number-columns-repeated="999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4"/>
          <table:table-cell table:number-columns-repeated="999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3"/>
          <table:table-cell table:number-columns-repeated="999"/>
        </table:table-row>
        <table:table-row table:style-name="ro4" table:number-rows-repeated="972">
          <table:table-cell table:style-name="ce162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54"/>
          <table:table-cell table:style-name="ce162" table:number-columns-repeated="12"/>
          <table:table-cell table:number-columns-repeated="998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filed at the end of each sprint</text:p>
          </table:table-cell>
          <table:table-cell table:style-name="ce244" table:number-columns-repeated="8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244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9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5" table:number-columns-repeated="14"/>
          <table:table-cell table:style-name="ce162" table:number-columns-repeated="12"/>
          <table:table-cell table:number-columns-repeated="998"/>
        </table:table-row>
        <table:table-row table:style-name="ro9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251" office:value-type="string" calcext:value-type="string">
            <text:p>Done &lt;Y/N&gt; to be filled by Scrum Master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256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8" office:value-type="string" calcext:value-type="string">
            <text:p>&lt;Task &gt;</text:p>
          </table:table-cell>
          <table:table-cell table:style-name="ce253"/>
          <table:table-cell table:style-name="ce168" office:value-type="string" calcext:value-type="string">
            <text:p>&lt;Developer Name&gt;</text:p>
          </table:table-cell>
          <table:table-cell table:style-name="ce168" office:value-type="string" calcext:value-type="string">
            <text:p>Completed, 12/09/2018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Y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4</text:p>
          </table:table-cell>
          <table:table-cell table:style-name="ce254" office:value-type="float" office:value="8" calcext:value-type="float">
            <text:p>8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9:.E24])" office:value-type="string" office:string-value="35.5" calcext:value-type="string">
            <text:p>35.5</text:p>
          </table:table-cell>
          <table:table-cell table:style-name="ce255" table:formula="of:=SUM([.F10:.F24])" office:value-type="string" office:string-value="28" calcext:value-type="string">
            <text:p>28</text:p>
          </table:table-cell>
          <table:table-cell table:style-name="ce255" table:formula="of:=SUM([.G9:.G24])" office:value-type="float" office:value="26" calcext:value-type="float">
            <text:p>26</text:p>
          </table:table-cell>
          <table:table-cell table:style-name="ce255" table:formula="of:=SUM([.H9:.H24])" office:value-type="float" office:value="18" calcext:value-type="float">
            <text:p>18</text:p>
          </table:table-cell>
          <table:table-cell table:style-name="ce255" table:formula="of:=SUM([.I9:.I24])" office:value-type="float" office:value="8" calcext:value-type="float">
            <text:p>8</text:p>
          </table:table-cell>
          <table:table-cell table:style-name="ce255" table:number-columns-repeated="3"/>
          <table:table-cell table:style-name="ce255" table:formula="of:=SUM([.M9:.M24])" office:value-type="string" office:string-value="3" calcext:value-type="string">
            <text:p>3</text:p>
          </table:table-cell>
          <table:table-cell table:style-name="ce255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5"/>
          <table:table-cell table:number-columns-repeated="998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4"/>
          <table:table-cell table:number-columns-repeated="998"/>
        </table:table-row>
        <table:table-row table:style-name="ro4" table:number-rows-repeated="972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office:forms form:automatic-focus="false" form:apply-design-mode="false"/>
        <table:table-column table:style-name="co7" table:number-columns-repeated="1024" table:default-cell-style-name="Default"/>
        <table:table-row table:style-name="ro10">
          <table:table-cell table:style-name="ce260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61"/>
          <table:table-cell table:number-columns-repeated="1023"/>
        </table:table-row>
        <table:table-row table:style-name="ro4">
          <table:table-cell table:style-name="ce262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63"/>
          <table:table-cell table:number-columns-repeated="1023"/>
        </table:table-row>
        <table:table-row table:style-name="ro4">
          <table:table-cell table:style-name="ce264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264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265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264"/>
          <table:table-cell table:number-columns-repeated="1023"/>
        </table:table-row>
        <table:table-row table:style-name="ro4">
          <table:table-cell table:style-name="ce266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67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office:forms form:automatic-focus="false" form:apply-design-mode="false"/>
        <table:table-column table:style-name="co7" table:number-columns-repeated="1024" table:default-cell-style-name="Default"/>
        <table:table-row table:style-name="ro10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10">
          <table:table-cell table:style-name="ce170"/>
          <table:table-cell table:style-name="ce269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5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184" office:value-type="string" calcext:value-type="string">
            <text:p>Version: 1.0</text:p>
          </table:table-cell>
          <table:table-cell table:style-name="ce244"/>
          <table:table-cell table:style-name="ce184" office:value-type="string" calcext:value-type="string">
            <text:p>Sprint#: 1</text:p>
          </table:table-cell>
          <table:table-cell table:style-name="ce244" table:number-columns-repeated="2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5" table:number-columns-repeated="5"/>
          <table:table-cell table:style-name="ce27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268"/>
          <table:table-cell table:style-name="ce270" office:value-type="string" calcext:value-type="string">
            <text:p>Test #</text:p>
          </table:table-cell>
          <table:table-cell table:style-name="ce270" office:value-type="string" calcext:value-type="string">
            <text:p>Date</text:p>
          </table:table-cell>
          <table:table-cell table:style-name="ce270" office:value-type="string" calcext:value-type="string">
            <text:p>Action</text:p>
          </table:table-cell>
          <table:table-cell table:style-name="ce270" office:value-type="string" calcext:value-type="string">
            <text:p>Expected Results</text:p>
          </table:table-cell>
          <table:table-cell table:style-name="ce270" office:value-type="string" calcext:value-type="string">
            <text:p>Actual Results</text:p>
          </table:table-cell>
          <table:table-cell table:style-name="ce275" office:value-type="string" calcext:value-type="string">
            <text:p>Pass? &lt;Yes/No&gt;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1" calcext:value-type="float">
            <text:p>1</text:p>
          </table:table-cell>
          <table:table-cell table:style-name="ce272" office:value-type="date" office:date-value="2016-03-06" calcext:value-type="date">
            <text:p>6-Mar</text:p>
          </table:table-cell>
          <table:table-cell table:style-name="ce168" office:value-type="string" calcext:value-type="string">
            <text:p>Logging in</text:p>
          </table:table-cell>
          <table:table-cell table:style-name="ce168" office:value-type="string" calcext:value-type="string">
            <text:p>Should get to home screen</text:p>
          </table:table-cell>
          <table:table-cell table:style-name="ce168" office:value-type="string" calcext:value-type="string">
            <text:p>User directed to different page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9">
          <table:table-cell table:style-name="ce268"/>
          <table:table-cell table:style-name="ce253" office:value-type="float" office:value="2" calcext:value-type="float">
            <text:p>2</text:p>
          </table:table-cell>
          <table:table-cell table:style-name="ce272" office:value-type="date" office:date-value="2016-03-12" calcext:value-type="date">
            <text:p>12-Mar</text:p>
          </table:table-cell>
          <table:table-cell table:style-name="ce168" office:value-type="string" calcext:value-type="string">
            <text:p>Signing up for webinar</text:p>
          </table:table-cell>
          <table:table-cell table:style-name="ce168" office:value-type="string" calcext:value-type="string">
            <text:p>Get confirmation email</text:p>
          </table:table-cell>
          <table:table-cell table:style-name="ce168" office:value-type="string" calcext:value-type="string">
            <text:p>Confirmation email received</text:p>
          </table:table-cell>
          <table:table-cell table:style-name="ce168" office:value-type="string" calcext:value-type="string">
            <text:p>No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3" calcext:value-type="float">
            <text:p>3</text:p>
          </table:table-cell>
          <table:table-cell table:style-name="ce272" office:value-type="date" office:date-value="2016-03-20" calcext:value-type="date">
            <text:p>20-Mar</text:p>
          </table:table-cell>
          <table:table-cell table:style-name="ce168" office:value-type="string" calcext:value-type="string">
            <text:p>Click magnifying glass</text:p>
          </table:table-cell>
          <table:table-cell table:style-name="ce168" office:value-type="string" calcext:value-type="string">
            <text:p>Whole page gets bigger</text:p>
          </table:table-cell>
          <table:table-cell table:style-name="ce168" office:value-type="string" calcext:value-type="string">
            <text:p>Text changes sizes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4" calcext:value-type="float">
            <text:p>4</text:p>
          </table:table-cell>
          <table:table-cell table:style-name="ce272" office:value-type="date" office:date-value="2016-04-01" calcext:value-type="date">
            <text:p>1-Apr</text:p>
          </table:table-cell>
          <table:table-cell table:style-name="ce168" office:value-type="string" calcext:value-type="string">
            <text:p>Click blog post hero image</text:p>
          </table:table-cell>
          <table:table-cell table:number-columns-repeated="2" table:style-name="ce168" office:value-type="string" calcext:value-type="string">
            <text:p>Go to blog post</text:p>
          </table:table-cell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 table:number-rows-repeated="11">
          <table:table-cell table:style-name="ce268"/>
          <table:table-cell table:style-name="ce271" table:number-columns-repeated="5"/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2" table:number-columns-repeated="6"/>
          <table:table-cell table:style-name="ce170" office:value-type="string" calcext:value-type="string">
            <text:p>Approval by Scrum Master</text:p>
          </table:table-cell>
          <table:table-cell table:style-name="ce162" table:number-columns-repeated="19"/>
          <table:table-cell table:number-columns-repeated="998"/>
        </table:table-row>
        <table:table-row table:style-name="ro4" table:number-rows-repeated="976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7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9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8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2:12:38.49351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8-11-21T12:30:38.420206322</dc:date>
    <meta:editing-duration>PT1H47M37S</meta:editing-duration>
    <meta:editing-cycles>51</meta:editing-cycles>
    <meta:document-statistic meta:table-count="7" meta:cell-count="522" meta:object-count="0"/>
  </office:meta>
</office:document-meta>
</file>